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2.6042in" table:align="left"/>
    </style:style>
    <style:style style:name="Table1.A" style:family="table-column">
      <style:table-column-properties style:column-width="1.7396in"/>
    </style:style>
    <style:style style:name="Table1.B"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0dc46"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paragraph-rsid="00228880"/>
    </style:style>
    <style:style style:name="P10" style:family="paragraph" style:parent-style-name="Text_20_body">
      <style:text-properties fo:font-weight="bold" officeooo:paragraph-rsid="00228880" style:font-weight-asian="bold" style:font-weight-complex="bold"/>
    </style:style>
    <style:style style:name="P11" style:family="paragraph" style:parent-style-name="Text_20_body">
      <style:text-properties fo:font-weight="bold" officeooo:paragraph-rsid="002bc4dc" style:font-weight-asian="bold" style:font-weight-complex="bold"/>
    </style:style>
    <style:style style:name="P12" style:family="paragraph" style:parent-style-name="Text_20_body">
      <style:text-properties fo:font-weight="bold" officeooo:rsid="002d4b42" officeooo:paragraph-rsid="002d4b42" style:font-weight-asian="bold" style:font-weight-complex="bold"/>
    </style:style>
    <style:style style:name="P13" style:family="paragraph" style:parent-style-name="Text_20_body">
      <style:text-properties fo:font-weight="bold" officeooo:rsid="002fbd66" officeooo:paragraph-rsid="002fbd66" style:font-weight-asian="bold" style:font-weight-complex="bold"/>
    </style:style>
    <style:style style:name="P14" style:family="paragraph" style:parent-style-name="Text_20_body">
      <style:paragraph-properties fo:text-align="center" style:justify-single-word="false"/>
      <style:text-properties officeooo:paragraph-rsid="00228880"/>
    </style:style>
    <style:style style:name="P15" style:family="paragraph" style:parent-style-name="Text_20_body">
      <style:text-properties officeooo:rsid="00283fea"/>
    </style:style>
    <style:style style:name="P16" style:family="paragraph" style:parent-style-name="Text_20_body">
      <style:text-properties officeooo:rsid="00283fea" officeooo:paragraph-rsid="00283fea"/>
    </style:style>
    <style:style style:name="P17" style:family="paragraph" style:parent-style-name="Text_20_body">
      <style:text-properties officeooo:rsid="002a2823"/>
    </style:style>
    <style:style style:name="P18" style:family="paragraph" style:parent-style-name="Text_20_body">
      <style:text-properties officeooo:rsid="002a2823" officeooo:paragraph-rsid="002a2823"/>
    </style:style>
    <style:style style:name="P19" style:family="paragraph" style:parent-style-name="Text_20_body">
      <style:text-properties officeooo:rsid="002a2823" officeooo:paragraph-rsid="002fbd66"/>
    </style:style>
    <style:style style:name="P20" style:family="paragraph" style:parent-style-name="Text_20_body">
      <style:text-properties officeooo:rsid="0023dfb1"/>
    </style:style>
    <style:style style:name="P21" style:family="paragraph" style:parent-style-name="Text_20_body">
      <style:text-properties officeooo:rsid="0023dfb1" officeooo:paragraph-rsid="0023dfb1"/>
    </style:style>
    <style:style style:name="P22" style:family="paragraph" style:parent-style-name="Text_20_body">
      <style:text-properties officeooo:rsid="002b58b4" officeooo:paragraph-rsid="002b58b4"/>
    </style:style>
    <style:style style:name="P23" style:family="paragraph" style:parent-style-name="Text_20_body">
      <style:text-properties officeooo:rsid="002b58b4" officeooo:paragraph-rsid="002d4b42"/>
    </style:style>
    <style:style style:name="P24" style:family="paragraph" style:parent-style-name="Text_20_body">
      <style:text-properties officeooo:paragraph-rsid="002bc4dc"/>
    </style:style>
    <style:style style:name="P25" style:family="paragraph" style:parent-style-name="Text_20_body">
      <style:text-properties officeooo:rsid="002bc4dc" officeooo:paragraph-rsid="002bc4dc"/>
    </style:style>
    <style:style style:name="P26" style:family="paragraph" style:parent-style-name="Text_20_body">
      <style:paragraph-properties fo:text-align="center" style:justify-single-word="false"/>
      <style:text-properties officeooo:rsid="002bc4dc" officeooo:paragraph-rsid="002bc4dc"/>
    </style:style>
    <style:style style:name="P27" style:family="paragraph" style:parent-style-name="Text_20_body">
      <style:text-properties officeooo:rsid="002bc4dc" officeooo:paragraph-rsid="002d4b42"/>
    </style:style>
    <style:style style:name="P28" style:family="paragraph" style:parent-style-name="Text_20_body">
      <style:text-properties officeooo:rsid="002d4b42" officeooo:paragraph-rsid="002d4b42"/>
    </style:style>
    <style:style style:name="P29" style:family="paragraph" style:parent-style-name="Text_20_body">
      <style:text-properties officeooo:paragraph-rsid="002d4b42"/>
    </style:style>
    <style:style style:name="P30" style:family="paragraph" style:parent-style-name="Text_20_body">
      <style:text-properties officeooo:rsid="001e3533" officeooo:paragraph-rsid="001e3533"/>
    </style:style>
    <style:style style:name="P31" style:family="paragraph" style:parent-style-name="Text_20_body">
      <style:text-properties officeooo:rsid="002e7468" officeooo:paragraph-rsid="002e7468"/>
    </style:style>
    <style:style style:name="P32" style:family="paragraph" style:parent-style-name="Text_20_body">
      <style:text-properties officeooo:rsid="002f72a7" officeooo:paragraph-rsid="002f72a7"/>
    </style:style>
    <style:style style:name="P33" style:family="paragraph" style:parent-style-name="Text_20_body">
      <style:text-properties officeooo:paragraph-rsid="002f72a7"/>
    </style:style>
    <style:style style:name="P34" style:family="paragraph" style:parent-style-name="Text_20_body">
      <style:text-properties officeooo:paragraph-rsid="002fbd66"/>
    </style:style>
    <style:style style:name="P35" style:family="paragraph" style:parent-style-name="Text_20_body">
      <style:text-properties officeooo:rsid="002fbd66" officeooo:paragraph-rsid="002fbd66"/>
    </style:style>
    <style:style style:name="P36" style:family="paragraph" style:parent-style-name="Text_20_body">
      <style:text-properties officeooo:rsid="0030069c" officeooo:paragraph-rsid="0030069c"/>
    </style:style>
    <style:style style:name="P37" style:family="paragraph" style:parent-style-name="Text_20_body">
      <style:text-properties officeooo:paragraph-rsid="0030069c"/>
    </style:style>
    <style:style style:name="P38" style:family="paragraph" style:parent-style-name="Text_20_body">
      <style:text-properties officeooo:rsid="0030a51c" officeooo:paragraph-rsid="0030a51c"/>
    </style:style>
    <style:style style:name="P39" style:family="paragraph" style:parent-style-name="Text_20_body">
      <style:text-properties officeooo:rsid="0030dc46" officeooo:paragraph-rsid="0030dc46"/>
    </style:style>
    <style:style style:name="P40" style:family="paragraph" style:parent-style-name="Text_20_body">
      <style:text-properties officeooo:paragraph-rsid="0030dc46"/>
    </style:style>
    <style:style style:name="P41" style:family="paragraph" style:parent-style-name="Text_20_body">
      <style:text-properties officeooo:rsid="00338d0f" officeooo:paragraph-rsid="00338d0f"/>
    </style:style>
    <style:style style:name="P42" style:family="paragraph" style:parent-style-name="Standard">
      <style:text-properties officeooo:paragraph-rsid="001f6da2"/>
    </style:style>
    <style:style style:name="P43" style:family="paragraph" style:parent-style-name="Standard">
      <style:text-properties officeooo:rsid="00283fea" officeooo:paragraph-rsid="00283fea"/>
    </style:style>
    <style:style style:name="P44" style:family="paragraph" style:parent-style-name="Standard">
      <style:text-properties officeooo:rsid="002b58b4" officeooo:paragraph-rsid="002b58b4"/>
    </style:style>
    <style:style style:name="P45" style:family="paragraph" style:parent-style-name="Standard">
      <style:text-properties officeooo:rsid="001e3533"/>
    </style:style>
    <style:style style:name="P46" style:family="paragraph" style:parent-style-name="Preformatted_20_Text">
      <style:text-properties fo:font-weight="bold" style:font-weight-asian="bold" style:font-weight-complex="bold"/>
    </style:style>
    <style:style style:name="P47" style:family="paragraph" style:parent-style-name="Preformatted_20_Text">
      <style:text-properties officeooo:rsid="002bc4dc" officeooo:paragraph-rsid="002bc4dc"/>
    </style:style>
    <style:style style:name="P48" style:family="paragraph" style:parent-style-name="Preformatted_20_Text">
      <style:text-properties officeooo:paragraph-rsid="002bc4dc"/>
    </style:style>
    <style:style style:name="P49" style:family="paragraph" style:parent-style-name="Preformatted_20_Text">
      <style:text-properties officeooo:paragraph-rsid="002d4b42"/>
    </style:style>
    <style:style style:name="P50" style:family="paragraph" style:parent-style-name="Preformatted_20_Text">
      <style:text-properties officeooo:paragraph-rsid="0030069c"/>
    </style:style>
    <style:style style:name="P51" style:family="paragraph" style:parent-style-name="Preformatted_20_Text">
      <style:text-properties officeooo:paragraph-rsid="0030dc46"/>
    </style:style>
    <style:style style:name="P52" style:family="paragraph" style:parent-style-name="Preformatted_20_Text">
      <style:text-properties officeooo:rsid="0030dc46" officeooo:paragraph-rsid="0030dc46"/>
    </style:style>
    <style:style style:name="P53" style:family="paragraph" style:parent-style-name="Standard" style:list-style-name="L1">
      <style:text-properties officeooo:paragraph-rsid="001f6da2"/>
    </style:style>
    <style:style style:name="P54" style:family="paragraph" style:parent-style-name="Standard">
      <style:text-properties officeooo:rsid="003518dc" officeooo:paragraph-rsid="003518dc"/>
    </style:style>
    <style:style style:name="P55" style:family="paragraph" style:parent-style-name="Text_20_body" style:list-style-name="L2">
      <style:text-properties officeooo:paragraph-rsid="001f6da2"/>
    </style:style>
    <style:style style:name="P56" style:family="paragraph" style:parent-style-name="Text_20_body" style:list-style-name="L2">
      <style:text-properties officeooo:rsid="00338d0f" officeooo:paragraph-rsid="00338d0f"/>
    </style:style>
    <style:style style:name="P57" style:family="paragraph" style:parent-style-name="Text_20_body" style:list-style-name="L2">
      <style:text-properties officeooo:rsid="003518dc" officeooo:paragraph-rsid="003518dc"/>
    </style:style>
    <style:style style:name="P58" style:family="paragraph" style:parent-style-name="Text_20_body">
      <style:text-properties officeooo:rsid="003518dc" officeooo:paragraph-rsid="003518dc"/>
    </style:style>
    <style:style style:name="P59" style:family="paragraph" style:parent-style-name="Text_20_body">
      <style:text-properties officeooo:rsid="0030069c" officeooo:paragraph-rsid="003518dc"/>
    </style:style>
    <style:style style:name="P60" style:family="paragraph" style:parent-style-name="Text_20_body">
      <style:text-properties officeooo:paragraph-rsid="003518dc"/>
    </style:style>
    <style:style style:name="P61" style:family="paragraph" style:parent-style-name="Heading_20_2">
      <style:text-properties officeooo:rsid="0023dfb1" officeooo:paragraph-rsid="0023dfb1"/>
    </style:style>
    <style:style style:name="P62" style:family="paragraph" style:parent-style-name="Heading_20_2">
      <style:text-properties officeooo:paragraph-rsid="0023dfb1"/>
    </style:style>
    <style:style style:name="P63" style:family="paragraph" style:parent-style-name="Heading_20_2">
      <style:text-properties officeooo:paragraph-rsid="002a2823"/>
    </style:style>
    <style:style style:name="P64" style:family="paragraph" style:parent-style-name="Heading_20_2">
      <style:text-properties officeooo:rsid="00338d0f" officeooo:paragraph-rsid="00338d0f"/>
    </style:style>
    <style:style style:name="P65" style:family="paragraph" style:parent-style-name="Heading_20_2">
      <style:text-properties officeooo:paragraph-rsid="001e3533"/>
    </style:style>
    <style:style style:name="P66" style:family="paragraph" style:parent-style-name="Heading_20_3">
      <style:text-properties officeooo:rsid="002f72a7" officeooo:paragraph-rsid="002f72a7"/>
    </style:style>
    <style:style style:name="P67" style:family="paragraph" style:parent-style-name="Heading_20_3">
      <style:text-properties officeooo:rsid="001c9d1a" officeooo:paragraph-rsid="001c9d1a"/>
    </style:style>
    <style:style style:name="P68" style:family="paragraph" style:parent-style-name="Heading_20_3">
      <style:text-properties officeooo:paragraph-rsid="001c9d1a"/>
    </style:style>
    <style:style style:name="P69" style:family="paragraph" style:parent-style-name="Heading_20_3">
      <style:text-properties officeooo:rsid="002d4b42" officeooo:paragraph-rsid="002d4b42"/>
    </style:style>
    <style:style style:name="P70" style:family="paragraph" style:parent-style-name="Heading_20_3">
      <style:text-properties officeooo:paragraph-rsid="002d4b42"/>
    </style:style>
    <style:style style:name="P71" style:family="paragraph" style:parent-style-name="Heading_20_3">
      <style:text-properties officeooo:rsid="0030069c" officeooo:paragraph-rsid="0030069c"/>
    </style:style>
    <style:style style:name="P72" style:family="paragraph" style:parent-style-name="Heading_20_3">
      <style:text-properties officeooo:rsid="0030dc46" officeooo:paragraph-rsid="003518dc"/>
    </style:style>
    <style:style style:name="P73" style:family="paragraph" style:parent-style-name="Heading_20_3">
      <style:text-properties officeooo:paragraph-rsid="0030dc46"/>
    </style:style>
    <style:style style:name="P74" style:family="paragraph" style:parent-style-name="Heading_20_3">
      <style:text-properties officeooo:paragraph-rsid="002bc4dc"/>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c9d1a"/>
    </style:style>
    <style:style style:name="T10" style:family="text">
      <style:text-properties officeooo:rsid="001e3533"/>
    </style:style>
    <style:style style:name="T11" style:family="text">
      <style:text-properties officeooo:rsid="0020f386"/>
    </style:style>
    <style:style style:name="T12" style:family="text">
      <style:text-properties officeooo:rsid="00228880"/>
    </style:style>
    <style:style style:name="T13" style:family="text">
      <style:text-properties style:text-position="super 58%" officeooo:rsid="00228880"/>
    </style:style>
    <style:style style:name="T14" style:family="text">
      <style:text-properties officeooo:rsid="00263e8e"/>
    </style:style>
    <style:style style:name="T15" style:family="text">
      <style:text-properties officeooo:rsid="00273975"/>
    </style:style>
    <style:style style:name="T16" style:family="text">
      <style:text-properties officeooo:rsid="00283fea"/>
    </style:style>
    <style:style style:name="T17" style:family="text">
      <style:text-properties officeooo:rsid="00298b3b"/>
    </style:style>
    <style:style style:name="T18" style:family="text">
      <style:text-properties officeooo:rsid="002a2823"/>
    </style:style>
    <style:style style:name="T19" style:family="text">
      <style:text-properties officeooo:rsid="002b58b4"/>
    </style:style>
    <style:style style:name="T20" style:family="text">
      <style:text-properties officeooo:rsid="002bc4dc"/>
    </style:style>
    <style:style style:name="T21" style:family="text">
      <style:text-properties officeooo:rsid="002d4b42"/>
    </style:style>
    <style:style style:name="T22" style:family="text">
      <style:text-properties officeooo:rsid="002e7468"/>
    </style:style>
    <style:style style:name="T23" style:family="text">
      <style:text-properties officeooo:rsid="002f72a7"/>
    </style:style>
    <style:style style:name="T24" style:family="text">
      <style:text-properties officeooo:rsid="002fbd66"/>
    </style:style>
    <style:style style:name="T25" style:family="text">
      <style:text-properties officeooo:rsid="0030069c"/>
    </style:style>
    <style:style style:name="T26" style:family="text">
      <style:text-properties officeooo:rsid="0030dc46"/>
    </style:style>
    <style:style style:name="T27" style:family="text">
      <style:text-properties officeooo:rsid="00338d0f"/>
    </style:style>
    <style:style style:name="T28" style:family="text">
      <style:text-properties officeooo:rsid="003518d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9">(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1">There is some up-front parsing that occurs, but not much.</text:span></text:p>
      <text:p text:style-name="Text_20_body"><text:span text:style-name="T9">The </text:span>BASIC-1965 <text:span text:style-name="T9">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28">and</text:span> that's <text:span text:style-name="T21">the only place</text:span> for text values.)</text:p>
      <text:h text:style-name="Heading_20_2" text:outline-level="2">BASIC-1965 is really fussy!</text:h>
      <text:p text:style-name="Text_20_body">BASIC-1965 keeps the spirit of the original BASIC language, as much as possible.</text:p>
      <text:p text:style-name="P29">Everything must be in upper case, except for text constants in PRINT statements. Commands ("RUN", "LIST"), statements ("PRINT", "LET"), and variable names must be in upper case. <text:span text:style-name="T21">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3955606927826130467" text:style-name="L1">
        <text:list-item>
          <text:p text:style-name="P53">Matrix operations</text:p>
        </text:list-item>
      </text:list>
      <text:p text:style-name="P42"/>
      <text:p text:style-name="Text_20_body">I have also changed a few things:</text:p>
      <text:list xml:id="list8360762521126630743" text:style-name="L2">
        <text:list-item>
          <text:p text:style-name="P55">Entered statements will be parsed and spaced "properly" <text:span text:style-name="T16">when listed</text:span></text:p>
        </text:list-item>
        <text:list-item>
          <text:p text:style-name="P57">User-defined functions are assigned at run-time, not load time</text:p>
        </text:list-item>
        <text:list-item>
          <text:p text:style-name="P56">User-defined <text:span text:style-name="T28">functions</text:span> may have multiple arguments</text:p>
        </text:list-item>
        <text:list-item>
          <text:p text:style-name="P57">The spacing of output from the PRINT statement</text:p>
        </text:list-item>
      </text:list>
      <text:h text:style-name="Heading_20_1" text:outline-level="1"><text:soft-page-break/>Running BASIC-1965</text:h>
      <text:h text:style-name="Heading_20_2" text:outline-level="2"><text:span text:style-name="T16">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runs a specified BASIC program. When the BASIC program ends, BASIC-1965 ends.</text:p>
      <text:p text:style-name="P7">bin/basic.rb -<text:span text:style-name="T21">Ibin </text:span><text:span text:style-name="T1">filename</text:span> [-trace] <text:span text:style-name="T20">[-notiming]</text:span></text:p>
      <text:p text:style-name="P7">With the -trace option, BASIC-1965 will print each statement prior to executing it.</text:p>
      <text:p text:style-name="P25">With the -notiming option, BASIC-1965 will suppress the CPU time usage at the end of the output.</text:p>
      <text:h text:style-name="Heading_20_3" text:outline-level="3">Immediate commands</text:h>
      <text:p text:style-name="Text_20_body">Immediate commands are executed on the command line. They are not stored as part of the program. They have no line number. <text:span text:style-name="T16">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1">[</text:span><text:span text:style-name="T5">line specification</text:span><text:span text:style-name="T21">]</text:span></text:p>
      <text:p text:style-name="P28">The line specification may be in the form of a single line number, a range (two numbers separated by a hyphen), or a starting line and a count separated by a plus sign.</text:p>
      <text:p text:style-name="P28">Examples:</text:p>
      <table:table table:name="Table3" table:style-name="Table3">
        <table:table-column table:style-name="Table3.A"/>
        <table:table-column table:style-name="Table3.B"/>
        <table:table-row>
          <table:table-cell table:style-name="Table3.A1" office:value-type="string">
            <text:p text:style-name="P12">Command</text:p>
          </table:table-cell>
          <table:table-cell table:style-name="Table3.B1" office:value-type="string">
            <text:p text:style-name="P12">Result</text:p>
          </table:table-cell>
        </table:table-row>
        <table:table-row>
          <table:table-cell table:style-name="Table3.A2" office:value-type="string">
            <text:p text:style-name="P28">LIST</text:p>
          </table:table-cell>
          <table:table-cell table:style-name="Table3.B2" office:value-type="string">
            <text:p text:style-name="P28">Lists the entire program.</text:p>
          </table:table-cell>
        </table:table-row>
        <table:table-row>
          <table:table-cell table:style-name="Table3.A2" office:value-type="string">
            <text:p text:style-name="P28">LIST 100</text:p>
          </table:table-cell>
          <table:table-cell table:style-name="Table3.B2" office:value-type="string">
            <text:p text:style-name="P28">Lists line 100, if it exists. If the line does not exist, nothing is printed.</text:p>
          </table:table-cell>
        </table:table-row>
        <table:table-row>
          <table:table-cell table:style-name="Table3.A2" office:value-type="string">
            <text:p text:style-name="P28">LIST 100-199</text:p>
          </table:table-cell>
          <table:table-cell table:style-name="Table3.B2" office:value-type="string">
            <text:p text:style-name="P28">Lists all lines from line 100 to (and including) line 199.</text:p>
          </table:table-cell>
        </table:table-row>
        <table:table-row>
          <table:table-cell table:style-name="Table3.A2" office:value-type="string">
            <text:p text:style-name="P28">LIST 100+10</text:p>
          </table:table-cell>
          <table:table-cell table:style-name="Table3.B2" office:value-type="string">
            <text:p text:style-name="P28">Lists line 100 and the next 10 lines, regardless of their line nunbers.</text:p>
          </table:table-cell>
        </table:table-row>
        <table:table-row>
          <table:table-cell table:style-name="Table3.A2" office:value-type="string">
            <text:p text:style-name="P28">LIST 100+</text:p>
          </table:table-cell>
          <table:table-cell table:style-name="Table3.B2" office:value-type="string">
            <text:p text:style-name="P28">Lists line 100 and the next 20 lines.</text:p>
          </table:table-cell>
        </table:table-row>
      </table:table>
      <text:h text:style-name="P66" text:outline-level="3"><text:soft-page-break/>DELETE</text:h>
      <text:p text:style-name="P32">Removes lines from the program.</text:p>
      <text:p text:style-name="P32">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2">So how to remove a line from a program? Replacing a line with an empty line is possible, and certainly makes the offending line "go away" from execution, but what if we want to really remove a line? That's what the DELETE command does.</text:p>
      <text:p text:style-name="P32">DELETE uses the same specification as the LIST command.</text:p>
      <text:p text:style-name="P33">Syntax:<text:tab/><text:span text:style-name="T23">DELETE</text:span> <text:span text:style-name="T21">[</text:span><text:span text:style-name="T5">line specification</text:span><text:span text:style-name="T21">]</text:span></text:p>
      <text:p text:style-name="P32">If the list specification is a single line, it is deleted immediately. If the list specification is a range, the lines are displayed and the user must confirm the operation.</text:p>
      <text:p text:style-name="P32">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67" text:outline-level="3">TRACE</text:h>
      <text:p text:style-name="P4">Runs the current program, <text:span text:style-name="T9">displaying each line prior to execution.</text:span></text:p>
      <text:p text:style-name="P4">Syntax:<text:tab/><text:span text:style-name="T9">TRACE</text:span></text:p>
      <text:h text:style-name="P68"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18">and an optional subscript</text:span>.</text:p>
      <text:p text:style-name="P34">Valid names:<text:tab/>A, B, C, D1, E0, F, F1, F2, <text:span text:style-name="T18">G(3), H(17), L(1,0)</text:span></text:p>
      <text:p text:style-name="P34">Invalid names:</text:p>
      <table:table table:name="Table6" table:style-name="Table6">
        <table:table-column table:style-name="Table6.A"/>
        <table:table-column table:style-name="Table6.B"/>
        <table:table-row>
          <table:table-cell table:style-name="Table6.A1" office:value-type="string">
            <text:p text:style-name="P13">Name</text:p>
          </table:table-cell>
          <table:table-cell table:style-name="Table6.B1" office:value-type="string">
            <text:p text:style-name="P13">Reason</text:p>
          </table:table-cell>
        </table:table-row>
        <table:table-row>
          <table:table-cell table:style-name="Table6.A2" office:value-type="string">
            <text:p text:style-name="P34">AA</text:p>
          </table:table-cell>
          <table:table-cell table:style-name="Table6.B2" office:value-type="string">
            <text:p text:style-name="P35">Names may have at most one letter</text:p>
          </table:table-cell>
        </table:table-row>
        <table:table-row>
          <table:table-cell table:style-name="Table6.A2" office:value-type="string">
            <text:p text:style-name="P34">A10</text:p>
          </table:table-cell>
          <table:table-cell table:style-name="Table6.B2" office:value-type="string">
            <text:p text:style-name="P35">Names may have at most one digit after one letter</text:p>
          </table:table-cell>
        </table:table-row>
        <table:table-row>
          <table:table-cell table:style-name="Table6.A2" office:value-type="string">
            <text:p text:style-name="P34">9Z</text:p>
          </table:table-cell>
          <table:table-cell table:style-name="Table6.B2" office:value-type="string">
            <text:p text:style-name="P35">Names must start with a letter</text:p>
          </table:table-cell>
        </table:table-row>
        <text:soft-page-break/>
        <table:table-row>
          <table:table-cell table:style-name="Table6.A2" office:value-type="string">
            <text:p text:style-name="P34">A_2</text:p>
          </table:table-cell>
          <table:table-cell table:style-name="Table6.B2" office:value-type="string">
            <text:p text:style-name="P35">Names may not contain underscore</text:p>
          </table:table-cell>
        </table:table-row>
        <table:table-row>
          <table:table-cell table:style-name="Table6.A2" office:value-type="string">
            <text:p text:style-name="P19">K()</text:p>
          </table:table-cell>
          <table:table-cell table:style-name="Table6.B2" office:value-type="string">
            <text:p text:style-name="P19">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2">and operators</text:span></text:h>
      <text:p text:style-name="P9">BASIC-1965 supports the following <text:span text:style-name="T20">arithmetic </text:span>operations:</text:p>
      <table:table table:name="Table1" table:style-name="Table1">
        <table:table-column table:style-name="Table1.A"/>
        <table:table-column table:style-name="Table1.B"/>
        <table:table-row>
          <table:table-cell table:style-name="Table1.A1" office:value-type="string">
            <text:p text:style-name="P10">Operation</text:p>
          </table:table-cell>
          <table:table-cell table:style-name="Table1.B1" office:value-type="string">
            <text:p text:style-name="P10">Symbol</text:p>
          </table:table-cell>
        </table:table-row>
        <table:table-row>
          <table:table-cell table:style-name="Table1.A2" office:value-type="string">
            <text:p text:style-name="P9">Addition</text:p>
          </table:table-cell>
          <table:table-cell table:style-name="Table1.B2" office:value-type="string">
            <text:p text:style-name="P14">+</text:p>
          </table:table-cell>
        </table:table-row>
        <table:table-row>
          <table:table-cell table:style-name="Table1.A2" office:value-type="string">
            <text:p text:style-name="P9">Subtraction</text:p>
          </table:table-cell>
          <table:table-cell table:style-name="Table1.B2" office:value-type="string">
            <text:p text:style-name="P14">-</text:p>
          </table:table-cell>
        </table:table-row>
        <table:table-row>
          <table:table-cell table:style-name="Table1.A2" office:value-type="string">
            <text:p text:style-name="P9">Multiplication</text:p>
          </table:table-cell>
          <table:table-cell table:style-name="Table1.B2" office:value-type="string">
            <text:p text:style-name="P14">*</text:p>
          </table:table-cell>
        </table:table-row>
        <table:table-row>
          <table:table-cell table:style-name="Table1.A2" office:value-type="string">
            <text:p text:style-name="P9">Division</text:p>
          </table:table-cell>
          <table:table-cell table:style-name="Table1.B2" office:value-type="string">
            <text:p text:style-name="P14">/</text:p>
          </table:table-cell>
        </table:table-row>
        <table:table-row>
          <table:table-cell table:style-name="Table1.A2" office:value-type="string">
            <text:p text:style-name="P7">Exponent</text:p>
          </table:table-cell>
          <table:table-cell table:style-name="Table1.B2" office:value-type="string">
            <text:p text:style-name="P8">^</text:p>
          </table:table-cell>
        </table:table-row>
      </table:table>
      <text:p text:style-name="P9"/>
      <text:p text:style-name="P9">Errors in computation (overflow, underflow, and divide by zero) cause execution to stop.</text:p>
      <text:p text:style-name="P24">BASIC-1965 supports the following <text:span text:style-name="T20">boolean comparisions</text:span>:</text:p>
      <table:table table:name="Table2" table:style-name="Table2">
        <table:table-column table:style-name="Table2.A"/>
        <table:table-column table:style-name="Table2.B"/>
        <table:table-row>
          <table:table-cell table:style-name="Table2.A1" office:value-type="string">
            <text:p text:style-name="P11">Operation</text:p>
          </table:table-cell>
          <table:table-cell table:style-name="Table2.B1" office:value-type="string">
            <text:p text:style-name="P11">Symbol</text:p>
          </table:table-cell>
        </table:table-row>
        <table:table-row>
          <table:table-cell table:style-name="Table2.A2" office:value-type="string">
            <text:p text:style-name="P25">Equal</text:p>
          </table:table-cell>
          <table:table-cell table:style-name="Table2.B2" office:value-type="string">
            <text:p text:style-name="P26">=</text:p>
          </table:table-cell>
        </table:table-row>
        <table:table-row>
          <table:table-cell table:style-name="Table2.A2" office:value-type="string">
            <text:p text:style-name="P25">Not equal</text:p>
          </table:table-cell>
          <table:table-cell table:style-name="Table2.B2" office:value-type="string">
            <text:p text:style-name="P26">&lt;&gt;</text:p>
          </table:table-cell>
        </table:table-row>
        <table:table-row>
          <table:table-cell table:style-name="Table2.A2" office:value-type="string">
            <text:p text:style-name="P25">Greater than</text:p>
          </table:table-cell>
          <table:table-cell table:style-name="Table2.B2" office:value-type="string">
            <text:p text:style-name="P26">&gt;</text:p>
          </table:table-cell>
        </table:table-row>
        <table:table-row>
          <table:table-cell table:style-name="Table2.A2" office:value-type="string">
            <text:p text:style-name="P25">Greater than or equal</text:p>
          </table:table-cell>
          <table:table-cell table:style-name="Table2.B2" office:value-type="string">
            <text:p text:style-name="P26">&gt;=</text:p>
          </table:table-cell>
        </table:table-row>
        <table:table-row>
          <table:table-cell table:style-name="Table2.A2" office:value-type="string">
            <text:p text:style-name="P25">Less than</text:p>
          </table:table-cell>
          <table:table-cell table:style-name="Table2.B2" office:value-type="string">
            <text:p text:style-name="P26">&lt;</text:p>
          </table:table-cell>
        </table:table-row>
        <table:table-row>
          <table:table-cell table:style-name="Table2.A2" office:value-type="string">
            <text:p text:style-name="P25">Less than or equal</text:p>
          </table:table-cell>
          <table:table-cell table:style-name="Table2.B2" office:value-type="string">
            <text:p text:style-name="P26">&lt;=</text:p>
          </table:table-cell>
        </table:table-row>
      </table:table>
      <text:p text:style-name="P24"/>
      <text:h text:style-name="P61" text:outline-level="2">Numeric values</text:h>
      <text:p text:style-name="P21">Numeric values are either integers or floating point. <text:span text:style-name="T19">Integers are stored internally with Ruby's Fixnum class. </text:span>Floating point numbers are store<text:span text:style-name="T19">d</text:span> <text:span text:style-name="T19">as Ruby's Float </text:span>with full precision and printed with six significant digits.</text:p>
      <text:p text:style-name="P22">Numeric constants may be integer or real, and may use E-notation with unsigned exponents. The 'E' must be uppercase; a lowercase 'e' will be rejected. <text:span text:style-name="T20">Exponents must be unsigned.</text:span></text:p>
      <text:p text:style-name="P22">Valid numeric constants: 0, 1, 2, -5, 17, 123456789, 1.03, -2.17, 1E4, -2E3</text:p>
      <text:p text:style-name="P23">Invalid constants:</text:p>
      <table:table table:name="Table4" table:style-name="Table4">
        <table:table-column table:style-name="Table4.A"/>
        <table:table-column table:style-name="Table4.B"/>
        <table:table-row>
          <table:table-cell table:style-name="Table4.A1" office:value-type="string">
            <text:p text:style-name="P12">Value</text:p>
          </table:table-cell>
          <table:table-cell table:style-name="Table4.B1" office:value-type="string">
            <text:p text:style-name="P12">Reason<text:soft-page-break/></text:p>
          </table:table-cell>
        </table:table-row>
        <table:table-row>
          <table:table-cell table:style-name="Table4.A2" office:value-type="string">
            <text:p text:style-name="P23">0A</text:p>
          </table:table-cell>
          <table:table-cell table:style-name="Table4.B2" office:value-type="string">
            <text:p text:style-name="P28">Only digits 0 through 9 and decimal points (and the 'E' for exponent) are permitted</text:p>
          </table:table-cell>
        </table:table-row>
        <table:table-row>
          <table:table-cell table:style-name="Table4.A2" office:value-type="string">
            <text:p text:style-name="P23"><text:span text:style-name="T21">1</text:span>E-2</text:p>
            <text:p text:style-name="P23">3.03+E3</text:p>
            <text:p text:style-name="P27">2.37E+4</text:p>
          </table:table-cell>
          <table:table-cell table:style-name="Table4.B2" office:value-type="string">
            <text:p text:style-name="P28">The exponent must be unsigned</text:p>
          </table:table-cell>
        </table:table-row>
        <table:table-row>
          <table:table-cell table:style-name="Table4.A2" office:value-type="string">
            <text:p text:style-name="P23"><text:span text:style-name="T21">1</text:span>e4</text:p>
          </table:table-cell>
          <table:table-cell table:style-name="Table4.B2" office:value-type="string">
            <text:p text:style-name="P28">The 'E' for exponent must be uppercase</text:p>
          </table:table-cell>
        </table:table-row>
      </table:table>
      <text:p text:style-name="P23"/>
      <text:h text:style-name="P62" text:outline-level="2">Program statements</text:h>
      <text:p text:style-name="Text_20_body">Program statements are stored as part of the program. Every program statement must have a line number.</text:p>
      <text:h text:style-name="P69" text:outline-level="3">Line numbers</text:h>
      <text:p text:style-name="P28">Line numbers are positive integers less than 10000.</text:p>
      <text:h text:style-name="Heading_20_3" text:outline-level="3">Empty lines</text:h>
      <text:p text:style-name="P28">A line number with no following text is an empty line. It is retained as part of the program, but performs no action during execution.</text:p>
      <text:p text:style-name="P29">Examples:</text:p>
      <text:p text:style-name="P49">10 </text:p>
      <text:p text:style-name="P49">20 </text:p>
      <text:p text:style-name="P49">30 </text:p>
      <text:h text:style-name="P70" text:outline-level="3">REM</text:h>
      <text:p text:style-name="Text_20_body">Allows for a comment in the program.</text:p>
      <text:p text:style-name="Text_20_body">Syntax:<text:tab/>REM <text:span text:style-name="T1">any text</text:span></text:p>
      <text:p text:style-name="Text_20_body">Examples:</text:p>
      <text:p text:style-name="Preformatted_20_Text">10 REM</text:p>
      <text:p text:style-name="Preformatted_20_Text">20 REM Beginning of my first program</text:p>
      <text:p text:style-name="Preformatted_20_Text">30 REM<text:span text:style-name="T28">ARK</text:span> *----*</text:p>
      <text:h text:style-name="P71" text:outline-level="3">DIM</text:h>
      <text:p text:style-name="P36">Specifies the number of dimensions and maximum subscripts for each dimension. (Without a DIM statement, variables may have <text:span text:style-name="T28">a </text:span>dimension of at most 10.)</text:p>
      <text:p text:style-name="P37">Examples:</text:p>
      <text:p text:style-name="P50">10 <text:span text:style-name="T25">DIM A(20)</text:span></text:p>
      <text:p text:style-name="P50">20 <text:span text:style-name="T25">DIM B(15), C(20,30)</text:span></text:p>
      <text:p text:style-name="P58"/>
      <text:p text:style-name="P58">Arrays are zero-based, so the DIM A(20) statement allows for values A(0) through A(20).</text:p>
      <text:h text:style-name="P72" text:outline-level="3"><text:soft-page-break/>DEF</text:h>
      <text:p text:style-name="P39">Specifies a user-defined function.</text:p>
      <text:p text:style-name="P40">Syntax:<text:tab/><text:span text:style-name="T26">DEF</text:span> <text:span text:style-name="T6">name(parameter</text:span><text:span text:style-name="T7">s</text:span><text:span text:style-name="T6">)</text:span> = <text:span text:style-name="T1">expression</text:span></text:p>
      <text:p text:style-name="P39">User-defined functions have names in the form 'Fnx' where 'x' is a single letter. User-defined functions take one parameter which is substituted into the definition at run-time.</text:p>
      <text:p text:style-name="P39">The definition for a user-defined function is an expression, similar to the right-hand side of the assignment in a LET statement.</text:p>
      <text:p text:style-name="P39">The parameter<text:span text:style-name="T27">s</text:span> specified in the definition <text:span text:style-name="T27">are</text:span> substituted <text:span text:style-name="T27">into the expression </text:span>at run-time; other variables specified in the expression are evaluated <text:span text:style-name="T27">as </text:span>usual, using the existing values at the time of execution.</text:p>
      <text:p text:style-name="P40">Examples:</text:p>
      <text:p text:style-name="P51">10 <text:span text:style-name="T26">DEF FNA(A)=INT(A)</text:span></text:p>
      <text:p text:style-name="P51">20 <text:span text:style-name="T25">DEF FNB(C)=COS(C)/SIN(C)</text:span></text:p>
      <text:p text:style-name="P51"><text:span text:style-name="T26">3</text:span>0 <text:span text:style-name="T25">DEF FNC(C)=COS(C)/SIN(A)</text:span></text:p>
      <text:p text:style-name="P52">110 LET A1=FNA(20.2)</text:p>
      <text:p text:style-name="P52">120 LET B1=FNB(30/3.1416)</text:p>
      <text:p text:style-name="P52">130 LET A=30/3.1416</text:p>
      <text:p text:style-name="P52">131 LET A1=FNC(45/3.1416)</text:p>
      <text:h text:style-name="P73"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INPUT</text:h>
      <text:p text:style-name="Text_20_body">Prompts the user and allows the user to enter a numeric value. Non-numeric values are invalid and cause execution to stop.</text:p>
      <text:p text:style-name="Text_20_body">Syntax:<text:tab/>INPUT <text:span text:style-name="T20">[</text:span><text:span text:style-name="T4">prompt</text:span><text:span text:style-name="T20">,] </text:span><text:span text:style-name="T1">variable list</text:span></text:p>
      <text:p text:style-name="Text_20_body">Examples:</text:p>
      <text:p text:style-name="Preformatted_20_Text">60 INPUT U</text:p>
      <text:p text:style-name="Preformatted_20_Text">65 INPUT V1, V2, V3</text:p>
      <text:p text:style-name="P47">70 INPUT "Enter values: ", A, B</text:p>
      <text:p text:style-name="P24"/>
      <text:p text:style-name="P24"><text:span text:style-name="T20">The default p</text:span>rompt <text:span text:style-name="T20">is a single question mark (?) character. This prompt can be changed to any text value by specifying the</text:span> <text:span text:style-name="T20">value as the first parameter.</text:span></text:p>
      <text:p text:style-name="P25">When multiple values are specified, they may be entered on one line with commas as separators. If an insufficient number of values is entered, BASIC will prompt for more data. These prompts are always the question mark, not the specified prompt.</text:p>
      <text:h text:style-name="P74" text:outline-level="3">IF/THEN</text:h>
      <text:p text:style-name="Text_20_body">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0">comparion operations listed above</text:span>. Boolean operators such as "and" or "or" are not <text:soft-page-break/>permitted. The two arguments in the boolean expression m<text:span text:style-name="T11">ay</text:span> be <text:span text:style-name="T11">numeric constants, </text:span>variables, <text:span text:style-name="T11">or arithmetic expressions. Text values </text:span>are not allowed.</text:p>
      <text:p text:style-name="P3">The "target" after the THEN keyword must be a line number; it cannot be a statement.</text:p>
      <text:p text:style-name="P3">Examples:</text:p>
      <text:p text:style-name="Preformatted_20_Text">100 IF A = 1 THEN 200</text:p>
      <text:p text:style-name="Preformatted_20_Text">110 IF A &gt; B THEN 250</text:p>
      <text:p text:style-name="Preformatted_20_Text">120 IF G1 &lt;= G2 THEN 301</text:p>
      <text:h text:style-name="Heading_20_3" text:outline-level="3">FOR</text:h>
      <text:p text:style-name="Text_20_body">Performs a sequence of statements for a specific number of times.</text:p>
      <text:p text:style-name="Text_20_body">Syntax:<text:tab/>PRINT <text:span text:style-name="T1">control variable = starting value</text:span><text:span text:style-name="T8"> TO </text:span><text:span text:style-name="T1">ending value</text:span></text:p>
      <text:p text:style-name="Text_20_body">Syntax:<text:tab/>PRINT <text:span text:style-name="T1">control variable = starting value</text:span><text:span text:style-name="T8"> TO </text:span><text:span text:style-name="T1">ending value</text:span><text:span text:style-name="T8"> STEP </text:span><text:span text:style-name="T1">iteration value</text:span></text:p>
      <text:p text:style-name="Text_20_body">The statements after the FOR statement (up to the accompanying NEXT statement) are repeated.</text:p>
      <text:p text:style-name="P22">The control variable may not have subscripts.</text:p>
      <text:p text:style-name="P25">The starting value, ending value, and iteration value may be integers or real.</text:p>
      <text:p text:style-name="Text_20_body"/>
      <text:p text:style-name="Text_20_body">Examples:</text:p>
      <text:p text:style-name="Preformatted_20_Text"><text:span text:style-name="T15">10 </text:span>FOR I = 1 TO 10</text:p>
      <text:p text:style-name="Preformatted_20_Text"><text:span text:style-name="T15">20 </text:span>PRINT <text:span text:style-name="T20">I</text:span></text:p>
      <text:p text:style-name="Preformatted_20_Text"><text:span text:style-name="T15">30 </text:span>NEXT I</text:p>
      <text:p text:style-name="Preformatted_20_Text"/>
      <text:p text:style-name="Preformatted_20_Text"><text:span text:style-name="T15">10 </text:span>FOR I = 1 TO 10 STEP 2</text:p>
      <text:p text:style-name="Preformatted_20_Text"><text:span text:style-name="T15">20 </text:span>PRINT <text:span text:style-name="T20">I</text:span></text:p>
      <text:p text:style-name="Preformatted_20_Text"><text:span text:style-name="T15">30 </text:span>NEXT I</text:p>
      <text:p text:style-name="Preformatted_20_Text"/>
      <text:p text:style-name="P48"><text:span text:style-name="T15">10 </text:span>FOR I = 1 TO 10.<text:span text:style-name="T20">5</text:span> STEP <text:span text:style-name="T20">0.5</text:span></text:p>
      <text:p text:style-name="P48"><text:span text:style-name="T15">20 </text:span>PRINT <text:span text:style-name="T20">I</text:span></text:p>
      <text:p text:style-name="P48"><text:span text:style-name="T15">30 </text:span>NEXT I</text:p>
      <text:p text:style-name="P48"/>
      <text:p text:style-name="P48"><text:span text:style-name="T15">10 </text:span>FOR I = 10 TO 1 STEP -1</text:p>
      <text:p text:style-name="Preformatted_20_Text"><text:span text:style-name="T15">20 </text:span>PRINT <text:span text:style-name="T20">I</text:span></text:p>
      <text:p text:style-name="Preformatted_20_Text"><text:span text:style-name="T15">30 </text:span>NEXT I</text:p>
      <text:p text:style-name="Text_20_body"/>
      <text:p text:style-name="Text_20_body">It is possible to change the value of the control value within the loop. You can write:</text:p>
      <text:p text:style-name="Preformatted_20_Text"><text:span text:style-name="T15">10 </text:span>FOR I = 1 TO 10</text:p>
      <text:p text:style-name="Preformatted_20_Text"><text:span text:style-name="T15">20 </text:span>PRINT A</text:p>
      <text:p text:style-name="Preformatted_20_Text"><text:span text:style-name="T15">30 </text:span>LET I = 2</text:p>
      <text:p text:style-name="Preformatted_20_Text"><text:span text:style-name="T15">40 </text:span>NEXT I</text:p>
      <text:p text:style-name="Text_20_body"/>
      <text:p text:style-name="Text_20_body">This will lock the program into a permanent loop, as the value of I will never reach 10.</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text:soft-page-break/>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5">10 </text:span>PRINT</text:p>
      <text:p text:style-name="Preformatted_20_Text"><text:span text:style-name="T15">20 </text:span>PRINT A</text:p>
      <text:p text:style-name="Preformatted_20_Text"><text:span text:style-name="T15">30 </text:span>PRINT A,B</text:p>
      <text:p text:style-name="Preformatted_20_Text"><text:span text:style-name="T15">40 </text:span>PRINT "Output"</text:p>
      <text:p text:style-name="Preformatted_20_Text"><text:span text:style-name="T15">50 </text:span>PRINT "Results:", R1</text:p>
      <text:p text:style-name="Preformatted_20_Text"><text:span text:style-name="T15">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5">10 </text:span>PRINT "Processing...";</text:p>
      <text:p text:style-name="Text_20_body"/>
      <text:p text:style-name="Text_20_body">... other statements that generate no output</text:p>
      <text:p text:style-name="Preformatted_20_Text"><text:span text:style-name="T15">20 </text:span>PRINT "done"</text:p>
      <text:p text:style-name="Text_20_body"/>
      <text:p text:style-name="Text_20_body">results in the text "Processing...done" on the console.</text:p>
      <text:p text:style-name="P58">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Heading_20_3" text:outline-level="3">GO TO</text:h>
      <text:p text:style-name="Text_20_body">Changes the flow of the program.</text:p>
      <text:p text:style-name="Text_20_body">Syntax:<text:tab/>GO TO line number</text:p>
      <text:p text:style-name="P7">Syntax:<text:tab/>GOTO line number</text:p>
      <text:p text:style-name="Text_20_body">Examples:</text:p>
      <text:p text:style-name="Preformatted_20_Text"><text:soft-page-break/>300 GO TO 100</text:p>
      <text:p text:style-name="Text_20_body"/>
      <text:p text:style-name="Text_20_body">Notice that the command "350 GO TO 350" is legal but not sensible. The interpreter will execute line 350 repeatedly with no output. (This is called a "locked loop" or more humorously a "dynamic halt".)</text:p>
      <text:h text:style-name="Heading_20_3" text:outline-level="3">GOSUB</text:h>
      <text:p text:style-name="Text_20_body">Changes the flow of the program by calling a subroutine.</text:p>
      <text:p text:style-name="Text_20_body">Syntax:<text:tab/>GOSUB line number</text:p>
      <text:p text:style-name="Text_20_body">Examples:</text:p>
      <text:p text:style-name="Preformatted_20_Text">300 GOSUB 400</text:p>
      <text:p text:style-name="Text_20_body"/>
      <text:p text:style-name="Text_20_body">Notice that the command "350 GOSUB 350" is legal but not sensible. The interpreter will execute line 350 repeatedly with no output.</text:p>
      <text:h text:style-name="Heading_20_3"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DATA</text:h>
      <text:p text:style-name="Text_20_body">Specifies values for READ statements</text:p>
      <text:p text:style-name="Text_20_body">Syntax:<text:tab/>DATA <text:span text:style-name="T1">value list</text:span></text:p>
      <text:p text:style-name="Text_20_body">Values must be numeric values separated by commas. <text:span text:style-name="T14">Values must be numeric constants.</text:span></text:p>
      <text:p text:style-name="Text_20_body">Examples:</text:p>
      <text:p text:style-name="Preformatted_20_Text">390 DATA 3, 150, 175, 180</text:p>
      <text:p text:style-name="Text_20_body"/>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B,C</text:p>
      <text:p text:style-name="Text_20_body"/>
      <text:p text:style-name="P60">Notice that the number of values in a READ statement do not have to match the number of values in DATA statements. <text:span text:style-name="T9">You may READ in pairs and define ten values per DATA statement. You may READ ten items from DATA statements that contain one value each.</text:span></text:p>
      <text:p text:style-name="P4"><text:soft-page-break/>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p text:style-name="Text_20_body"/>
      <text:h text:style-name="Heading_20_3" text:outline-level="3">END</text:h>
      <text:p text:style-name="Text_20_body">Marks the end of the program.</text:p>
      <text:p text:style-name="Text_20_body">An END statement, when executed, will force the execution of the program to stop.</text:p>
      <text:p text:style-name="Text_20_body">Syntax:<text:tab/>END</text:p>
      <text:p text:style-name="Text_20_body">Examples:</text:p>
      <text:p text:style-name="Preformatted_20_Text">999 END</text:p>
      <text:p text:style-name="P59"/>
      <text:p text:style-name="P58">The END statement should be the last statement in the program, and there should be only one of them. BASIC-1965 checks for neither, and will allow an END in the middle of the program and will allow multiple END statements.</text:p>
      <text:h text:style-name="P65" text:outline-level="2"><text:span text:style-name="T10">Functions</text:span></text:h>
      <text:p text:style-name="P30">Functions may be used in numeric expressions.</text:p>
      <table:table table:name="Table5" table:style-name="Table5">
        <table:table-column table:style-name="Table5.A"/>
        <table:table-column table:style-name="Table5.B"/>
        <table:table-row>
          <table:table-cell table:style-name="Table5.A1" office:value-type="string">
            <text:p text:style-name="P28">Function</text:p>
          </table:table-cell>
          <table:table-cell table:style-name="Table5.B1" office:value-type="string">
            <text:p text:style-name="P28">Result</text:p>
          </table:table-cell>
        </table:table-row>
        <table:table-row>
          <table:table-cell table:style-name="Table5.A2" office:value-type="string">
            <text:p text:style-name="Standard">INT<text:span text:style-name="T10">(x)</text:span></text:p>
          </table:table-cell>
          <table:table-cell table:style-name="Table5.B2" office:value-type="string">
            <text:p text:style-name="P45">Return the integer part of a numeric value.</text:p>
          </table:table-cell>
        </table:table-row>
        <table:table-row>
          <table:table-cell table:style-name="Table5.A2" office:value-type="string">
            <text:p text:style-name="Standard">RND<text:span text:style-name="T10">(x)</text:span></text:p>
          </table:table-cell>
          <table:table-cell table:style-name="Table5.B2" office:value-type="string">
            <text:p text:style-name="P45">Return a random number from 1 to x. The value is a floating-point value; RND(1) can return any value from zero to 1. A value of zero or less than zero is considered to be 1.</text:p>
          </table:table-cell>
        </table:table-row>
        <table:table-row>
          <table:table-cell table:style-name="Table5.A2" office:value-type="string">
            <text:p text:style-name="P31">RND()</text:p>
          </table:table-cell>
          <table:table-cell table:style-name="Table5.B2" office:value-type="string">
            <text:p text:style-name="P31">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2">Computes e</text:span><text:span text:style-name="T13">x</text:span><text:span text:style-name="T10">.</text:span></text:p>
          </table:table-cell>
        </table:table-row>
        <table:table-row>
          <table:table-cell table:style-name="Table5.A2" office:value-type="string">
            <text:p text:style-name="P6">LOG(x)</text:p>
          </table:table-cell>
          <table:table-cell table:style-name="Table5.B2" office:value-type="string">
            <text:p text:style-name="P20">Computes the natural log of x. A value of zero or a negative value will cause an error.</text:p>
          </table:table-cell>
        </table:table-row>
        <table:table-row>
          <table:table-cell table:style-name="Table5.A2" office:value-type="string">
            <text:p text:style-name="P15">ABS(x)</text:p>
          </table:table-cell>
          <table:table-cell table:style-name="Table5.B2" office:value-type="string">
            <text:p text:style-name="P20">Computes the absolute value of x.</text:p>
          </table:table-cell>
        </table:table-row>
        <table:table-row>
          <table:table-cell table:style-name="Table5.A2" office:value-type="string">
            <text:p text:style-name="P15">SQR(x)</text:p>
          </table:table-cell>
          <table:table-cell table:style-name="Table5.B2" office:value-type="string">
            <text:p text:style-name="P20">Computes the square root of x. A negative value will cause an error.</text:p>
          </table:table-cell>
        </table:table-row>
        <table:table-row>
          <table:table-cell table:style-name="Table5.A2" office:value-type="string">
            <text:p text:style-name="P15">SIN(x)</text:p>
          </table:table-cell>
          <table:table-cell table:style-name="Table5.B2" office:value-type="string">
            <text:p text:style-name="P20">Computes the sine of x, where x is in radians.</text:p>
          </table:table-cell>
        </table:table-row>
        <table:table-row>
          <table:table-cell table:style-name="Table5.A2" office:value-type="string">
            <text:p text:style-name="P17">COS(x)</text:p>
          </table:table-cell>
          <table:table-cell table:style-name="Table5.B2" office:value-type="string">
            <text:p text:style-name="P17">Computes the cosine of x, where x is in radians.</text:p>
          </table:table-cell>
        </table:table-row>
        <table:table-row>
          <table:table-cell table:style-name="Table5.A2" office:value-type="string">
            <text:p text:style-name="P38">TAN(x)</text:p>
          </table:table-cell>
          <table:table-cell table:style-name="Table5.B2" office:value-type="string">
            <text:p text:style-name="P38">Computes the tangent of x, where x is in radians.</text:p>
          </table:table-cell>
        </table:table-row>
        <table:table-row>
          <table:table-cell table:style-name="Table5.A2" office:value-type="string">
            <text:p text:style-name="P38">ATN(x)</text:p>
          </table:table-cell>
          <table:table-cell table:style-name="Table5.B2" office:value-type="string">
            <text:p text:style-name="P38">Computes the arctangent of x, providing the answer in radians.</text:p>
          </table:table-cell>
        </table:table-row>
        <text:soft-page-break/>
        <table:table-row>
          <table:table-cell table:style-name="Table5.A2" office:value-type="string">
            <text:p text:style-name="P38">SGN(x)</text:p>
          </table:table-cell>
          <table:table-cell table:style-name="Table5.B2" office:value-type="string">
            <text:p text:style-name="P38">Returns 1, 0, or -1, for positive, zero, or negative values of x.</text:p>
          </table:table-cell>
        </table:table-row>
      </table:table>
      <text:h text:style-name="P63"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2" text:outline-level="2">Planned changes</text:h>
      <text:p text:style-name="P54">Implement matrix operations and the MAT commands.</text:p>
      <text:h text:style-name="Heading_20_1" text:outline-level="1">Alkaline – a twist on BASIC</text:h>
      <text:p text:style-name="P43">Writing the BASIC-1965 interpreter has given me insights into the BASIC language. Always willing to make improvements, I have several ideas for a newer, better BASIC language.</text:p>
      <text:p text:style-name="P43"/>
      <text:p text:style-name="P44">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1">Alkaline is designed to drive web services, handling incoming requests and providing responses.</text:p>
      <text:h text:style-name="Heading_20_2" text:outline-level="2">No <text:span text:style-name="T22">interactive mode</text:span></text:h>
      <text:p text:style-name="P31">No NEW, LOAD, LIST, SAVE, RUN, or TRACE commands.</text:p>
      <text:h text:style-name="Heading_20_2" text:outline-level="2"><text:soft-page-break/>More precision</text:h>
      <text:p text:style-name="P31">Alkaline uses Ruby's full precision for variable values.</text:p>
      <text:h text:style-name="Heading_20_2" text:outline-level="2">Initial variables</text:h>
      <text:p text:style-name="P22"><text:span text:style-name="T22">Variables may be assigned </text:span>values before the program runs.</text:p>
      <text:h text:style-name="Heading_20_2" text:outline-level="2">Subscripts</text:h>
      <text:p text:style-name="P18">Variables may have any number of subscripts with indexes of any integer values (positive or negative).</text:p>
      <text:p text:style-name="P18">Variables may exist in multiple forms: not subscripted, subscripted with one index, or subscripted with two indices, etc. Each form is distinct and can co-exist with other forms. (So you can have A, A(2), A(2,0), and A(1,2,3) as distinct variables.)</text:p>
      <text:h text:style-name="Heading_20_2" text:outline-level="2">No <text:span text:style-name="T22">DIM</text:span> statement</text:h>
      <text:p text:style-name="P31">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22">Alkaline is designed for web services, with no interaction with the user. Thus, data can be supplied via DATA statements but not acquired via INPUT statements.</text:p>
      <text:h text:style-name="Heading_20_2" text:outline-level="2">NEXT statement</text:h>
      <text:p text:style-name="P43">Don't use a control variable. Instead, remember the most recent FOR statement. <text:span text:style-name="T17">Something like:</text:span></text:p>
      <text:p text:style-name="P43"/>
      <text:p text:style-name="Preformatted_20_Text">10 FOR I = 1 TO 10</text:p>
      <text:p text:style-name="Preformatted_20_Text">20 FOR J = 1 TO 5</text:p>
      <text:p text:style-name="Preformatted_20_Text">30 PRINT I*J</text:p>
      <text:p text:style-name="P46">40 NEXT</text:p>
      <text:p text:style-name="P46">50 NEXT</text:p>
      <text:p text:style-name="Preformatted_20_Text">99 END</text:p>
      <text:h text:style-name="P64" text:outline-level="2">No GOTO statement</text:h>
      <text:p text:style-name="P41">With the WHILE/ENDWHILE and the enhanced IF/THEN/ELSE statement, GOTO is not necessary.</text:p>
      <text:h text:style-name="Heading_20_2" text:outline-level="2">DATA statements</text:h>
      <text:p text:style-name="P16">Execute DATA statements in-line (as regular statements) and not as the program starts. (This is the way BASIC-1965 executes DATA statements now.)</text:p>
      <text:h text:style-name="Heading_20_2" text:outline-level="2">IF/ELSE/ENDIF statements</text:h>
      <text:p text:style-name="P43">Create a new set of statements for IF, ELSE, and ENDIF. Something like:</text:p>
      <text:p text:style-name="P43"/>
      <text:p text:style-name="Preformatted_20_Text">10 LET A=10</text:p>
      <text:p text:style-name="P46">20 IF A &gt; 20</text:p>
      <text:p text:style-name="Preformatted_20_Text">30 PRINT "A is large"</text:p>
      <text:p text:style-name="P46"><text:soft-page-break/>40 ELSE</text:p>
      <text:p text:style-name="Preformatted_20_Text">50 PRINT "A is small"</text:p>
      <text:p text:style-name="P46">60 ENDIF</text:p>
      <text:p text:style-name="Preformatted_20_Text">99 END</text:p>
      <text:p text:style-name="Preformatted_20_Text"/>
      <text:h text:style-name="Heading_20_2" text:outline-level="2">WHILE/END<text:span text:style-name="T27">WHILE</text:span> statements</text:h>
      <text:p text:style-name="P43">Create a new set of statements for WHILE and WEND. Something like:</text:p>
      <text:p text:style-name="P43"/>
      <text:p text:style-name="Preformatted_20_Text">10 LET A=10</text:p>
      <text:p text:style-name="P46">20 WHILE A &gt; 0</text:p>
      <text:p text:style-name="Preformatted_20_Text">30 PRINT A</text:p>
      <text:p text:style-name="Preformatted_20_Text">40 LET A=A-1</text:p>
      <text:p text:style-name="P46">50 END<text:span text:style-name="T27">WHILE</text:span></text:p>
      <text:p text:style-name="Preformatted_20_Text">60 PRINT "Done"</text:p>
      <text:p text:style-name="Preformatted_20_Text">99 END</text:p>
      <text:p text:style-name="Preformatted_20_Tex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1M25S</meta:editing-duration>
    <meta:editing-cycles>28</meta:editing-cycles>
    <meta:generator>LibreOffice/4.4.2.2$Linux_X86_64 LibreOffice_project/40m0$Build-2</meta:generator>
    <dc:date>2015-07-03T17:51:20.925170236</dc:date>
    <meta:document-statistic meta:table-count="6" meta:image-count="0" meta:object-count="0" meta:page-count="13" meta:paragraph-count="384" meta:word-count="3137" meta:character-count="17958" meta:non-whitespace-character-count="15204"/>
    <meta:user-defined meta:name="Info 1"/>
    <meta:user-defined meta:name="Info 2"/>
    <meta:user-defined meta:name="Info 3"/>
    <meta:user-defined meta:name="Info 4"/>
  </office:meta>
</office:document-meta>
</file>